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Mono" fo:language="fr" fo:country="FR" fo:font-weight="normal" officeooo:rsid="0010196f" officeooo:paragraph-rsid="0010196f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DejaVu Sans Mono" fo:language="fr" fo:country="FR" fo:font-weight="normal" officeooo:rsid="001167a9" officeooo:paragraph-rsid="001167a9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DejaVu Sans Mono" fo:language="fr" fo:country="FR" fo:font-weight="normal" officeooo:rsid="001167a9" officeooo:paragraph-rsid="0016d2a7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 Mono" fo:language="fr" fo:country="FR" fo:font-weight="normal" officeooo:rsid="0012555d" officeooo:paragraph-rsid="0012555d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Sans Mono" fo:language="fr" fo:country="FR" fo:font-weight="normal" officeooo:rsid="000c16ca" officeooo:paragraph-rsid="00049051" style:font-size-asian="10.5pt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Sans Mono" fo:language="fr" fo:country="FR" fo:font-weight="bold" officeooo:rsid="0002ea61" officeooo:paragraph-rsid="0002ea61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DejaVu Sans Mono" fo:language="fr" fo:country="FR" style:text-underline-style="solid" style:text-underline-width="auto" style:text-underline-color="font-color" fo:font-weight="normal" officeooo:rsid="0010196f" officeooo:paragraph-rsid="0010196f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DejaVu Sans Mono" fo:language="fr" fo:country="FR" style:text-underline-style="solid" style:text-underline-width="auto" style:text-underline-color="font-color" fo:font-weight="normal" officeooo:rsid="001167a9" officeooo:paragraph-rsid="001167a9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ecb0e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167a9"/>
    </style:style>
    <style:style style:name="T7" style:family="text">
      <style:text-properties officeooo:rsid="0012555d"/>
    </style:style>
    <style:style style:name="T8" style:family="text">
      <style:text-properties officeooo:rsid="0014d30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Exercice 1 – <text:span text:style-name="T2">L’overhead de l’AAL5 d’ATM</text:span></text:p>
      <text:p text:style-name="P6"/>
      <text:p text:style-name="P2">Voir slide # 118</text:p>
      <text:p text:style-name="P6"/>
      <text:p text:style-name="P7">1.1 – Pour des grosses trames</text:p>
      <text:p text:style-name="P7"><text:span text:style-name="T3"/></text:p>
      <text:p text:style-name="P1">Nombre de cellules ATM nécessaires :</text:p>
      <text:p text:style-name="P1">1500/48 <text:span text:style-name="T6">~</text:span>= <text:span text:style-name="T5">32</text:span></text:p>
      <text:p text:style-name="P2">Overhead : 32*5<text:span text:style-name="T7">3</text:span> = 16<text:span text:style-name="T7">96</text:span></text:p>
      <text:p text:style-name="P3">16<text:span text:style-name="T7">96 – 1500 = 196 octets d’overhead</text:span></text:p>
      <text:p text:style-name="P4">Overhead 1<text:span text:style-name="T8">96/1696 ~= 13 %</text:span></text:p>
      <text:p text:style-name="P1"><text:span text:style-name="T1"/></text:p>
      <text:p text:style-name="P8">1.2 – Pour des petites trames</text:p>
      <text:p text:style-name="P8"><text:span text:style-name="T3"/></text:p>
      <text:p text:style-name="P8"><text:span text:style-name="T3">Nombre de cellules ATM nécessaires : </text:span><text:span text:style-name="T4">2</text:span></text:p>
      <text:p text:style-name="P8"><text:span text:style-name="T3">Overhead = 2*5 = 10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7T08:57:48.681568509</meta:creation-date>
    <meta:generator>LibreOffice/6.0.7.3$Linux_X86_64 LibreOffice_project/00m0$Build-3</meta:generator>
    <dc:date>2019-10-15T15:46:57.552842256</dc:date>
    <meta:editing-duration>PT36M50S</meta:editing-duration>
    <meta:editing-cycles>14</meta:editing-cycles>
    <meta:document-statistic meta:table-count="0" meta:image-count="0" meta:object-count="0" meta:page-count="1" meta:paragraph-count="11" meta:word-count="57" meta:character-count="302" meta:non-whitespace-character-count="252"/>
  </office:meta>
</office:document-meta>
</file>